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5.69cm"/>
    </style:style>
    <style:style style:name="co4" style:family="table-column">
      <style:table-column-properties fo:break-before="auto" style:column-width="21.9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0000"/>
    </style:style>
    <style:style style:name="T1" style:family="text">
      <style:text-properties style:text-position="super 58%"/>
    </style:style>
    <style:style style:name="T2" style:family="text">
      <style:text-properties fo:language="fr" fo:country="F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formula="of:=CHAR(RAND()*26+65)&amp;CHAR(RAND()*26+65)&amp;CHAR(RAND()*26+65)&amp;CHAR(RAND()*26+65)&amp;CHAR(RAND()*26+65)&amp;CHAR(RAND()*26+65)&amp;CHAR(RAND()*10+48)&amp;CHAR(RAND()*10+48)" office:value-type="string" office:string-value="WLYVUM04" calcext:value-type="string">
            <text:p>WLYVUM04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table:style-name="ce5"/>
          <table:table-cell/>
          <table:table-cell table:style-name="ce2" office:value-type="string" calcext:value-type="string">
            <text:p>Cette feuille permet de générer des mots de passe aléatoirement pour Alcasar.</text:p>
          </table:table-cell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 table:number-columns-repeated="3"/>
          <table:table-cell table:style-name="ce2" office:value-type="string" calcext:value-type="string">
            <text:p>1<text:span text:style-name="T1">er</text:span> étape :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Il faut étendre la première cellule jusqu’au nombre de mot de passe que l’on veut <text:span text:style-name="T2">générer.</text:span></text:p>
          </table:table-cell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 table:number-columns-repeated="3"/>
          <table:table-cell table:style-name="ce2" office:value-type="string" calcext:value-type="string">
            <text:p>2eme étape :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<text:span text:style-name="T3">Exemple : si vous avez besoin de 200mdp Copier jusqu’a la 200eme celule de la colonne A </text:span>.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<text:span text:style-name="T3">Coller les 200 cellules en veillant a avoir sélectionner toutes les cellules puis vers un autre Fichier Calc </text:span>: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<text:span text:style-name="T3">Clique droit -- &gt; collage spécial -- &gt; collage spécial, </text:span>puis « Valeur uniquement ».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Ceci permet de sauvegarder les mots de passe générer.</text:p>
          </table:table-cell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 table:number-columns-repeated="3"/>
          <table:table-cell table:style-name="ce2" office:value-type="string" calcext:value-type="string">
            <text:p>3eme étape :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Copier la colonne dédier au mot de passe pour le fichier csv qui contient les nom-prénom pour Alcasar.</text:p>
          </table:table-cell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 style:data-style-name="N2" text:time-value="11:54:25.7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8T11:19:05.431000000</meta:creation-date>
    <dc:date>2024-09-11T11:55:39.552000000</dc:date>
    <meta:editing-duration>PT9H8M21S</meta:editing-duration>
    <meta:editing-cycles>14</meta:editing-cycles>
    <meta:generator>LibreOffice/7.5.3.2$Windows_X86_64 LibreOffice_project/9f56dff12ba03b9acd7730a5a481eea045e468f3</meta:generator>
    <meta:document-statistic meta:table-count="1" meta:cell-count="11" meta:object-count="0"/>
  </office:meta>
</office:document-meta>
</file>